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ry.getAsser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getSampl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setSamplerClass( Class sampl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cloneIfNecessary( ConfigElement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ry.addAssertion( Assertion asser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getConfigElement( Class config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ry.addConfigElement( ConfigElement config , Class as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try.addConfigElement( ConfigElement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